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Times New Romans" svg:font-family="'Times New Romans'" style:font-adornments="Normal"/>
    <style:font-face style:name="FreeSans1" svg:font-family="FreeSans" style:font-family-generic="swiss"/>
    <style:font-face style:name="Courier New" svg:font-family="'Courier New'" style:font-family-generic="modern" style:font-pitch="fixed"/>
    <style:font-face style:name="Alfios" svg:font-family="Alfios" style:font-pitch="variable"/>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text-properties fo:color="#333333" style:font-name="Caladea" fo:font-size="10pt" style:font-size-asian="10pt" style:font-size-complex="10pt"/>
    </style:style>
    <style:style style:name="P2" style:family="paragraph" style:parent-style-name="Footer">
      <style:paragraph-properties fo:text-align="end" style:justify-single-word="false"/>
      <style:text-properties fo:color="#333333" style:font-name="Alfios" fo:font-size="11pt" style:font-size-asian="11pt" style:font-size-complex="11pt"/>
    </style:style>
    <style:style style:name="P3" style:family="paragraph" style:parent-style-name="Text_20_body">
      <style:text-properties style:font-name="Courier New" fo:font-weight="normal" style:font-weight-asian="normal" style:font-weight-complex="normal"/>
    </style:style>
    <style:style style:name="P4" style:family="paragraph" style:parent-style-name="Text_20_body">
      <style:text-properties style:font-name="Courier New" style:text-underline-style="solid" style:text-underline-width="auto" style:text-underline-color="font-color" fo:font-weight="normal" style:font-weight-asian="normal" style:font-weight-complex="normal"/>
    </style:style>
    <style:style style:name="P5" style:family="paragraph" style:parent-style-name="Text_20_body">
      <style:text-properties style:font-name="Courier New" fo:font-size="11pt" fo:font-weight="normal" style:font-size-asian="9.60000038146973pt" style:font-weight-asian="normal" style:font-size-complex="11pt" style:font-weight-complex="normal"/>
    </style:style>
    <style:style style:name="P6" style:family="paragraph" style:parent-style-name="Text_20_body">
      <style:text-properties style:text-underline-style="none"/>
    </style:style>
    <style:style style:name="P7" style:family="paragraph" style:parent-style-name="User_20_Index_20_1">
      <style:paragraph-properties>
        <style:tab-stops>
          <style:tab-stop style:position="17cm" style:type="right" style:leader-style="dotted" style:leader-text="."/>
        </style:tab-stops>
      </style:paragraph-properties>
    </style:style>
    <style:style style:name="P8" style:family="paragraph" style:parent-style-name="Text_20_body">
      <style:text-properties style:font-name="Courier New" fo:font-size="11pt" fo:font-weight="normal" style:font-size-asian="9.60000038146973pt" style:font-weight-asian="normal" style:font-size-complex="11pt" style:font-weight-complex="normal"/>
    </style:style>
    <style:style style:name="P9" style:family="paragraph" style:parent-style-name="Text_20_body">
      <style:text-properties style:font-name="Courier New" fo:font-size="11pt" style:text-underline-style="none" fo:font-weight="normal" style:font-size-asian="11pt" style:font-weight-asian="normal" style:font-size-complex="11pt" style:font-weight-complex="normal"/>
    </style:style>
    <style:style style:name="P10" style:family="paragraph" style:parent-style-name="Text_20_body">
      <style:text-properties style:font-name="Courier New" style:text-underline-style="none" fo:font-weight="normal" style:font-weight-asian="normal" style:font-weight-complex="normal"/>
    </style:style>
    <style:style style:name="P11" style:family="paragraph" style:parent-style-name="Heading_20_2">
      <style:text-properties style:font-name="Courier New" style:text-underline-style="solid" style:text-underline-width="auto" style:text-underline-color="font-color" fo:font-weight="normal" style:font-weight-asian="normal" style:font-weight-complex="normal"/>
    </style:style>
    <style:style style:name="P12" style:family="paragraph" style:parent-style-name="Heading_20_2" style:list-style-name="">
      <style:text-properties style:font-name="Courier New" style:text-underline-style="solid" style:text-underline-width="auto" style:text-underline-color="font-color" fo:font-weight="normal" style:font-weight-asian="normal" style:font-weight-complex="normal"/>
    </style:style>
    <style:style style:name="P13" style:family="paragraph" style:parent-style-name="Heading_20_2">
      <style:paragraph-properties fo:break-before="page"/>
      <style:text-properties style:font-name="Courier New" style:text-underline-style="solid" style:text-underline-width="auto" style:text-underline-color="font-color" fo:font-weight="normal" style:font-weight-asian="normal" style:font-weight-complex="normal"/>
    </style:style>
    <style:style style:name="P14" style:family="paragraph" style:parent-style-name="Heading_20_2">
      <style:paragraph-properties fo:break-before="page"/>
      <style:text-properties style:font-name="Courier New" fo:font-weight="normal" style:font-weight-asian="normal" style:font-weight-complex="normal"/>
    </style:style>
    <style:style style:name="P15" style:family="paragraph" style:parent-style-name="User_20_Index_20_Heading">
      <style:paragraph-properties fo:break-before="page"/>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1pt" style:font-size-asian="9.60000038146973pt" style:font-size-complex="11pt"/>
    </style:style>
    <style:style style:name="T5" style:family="text">
      <style:text-properties style:font-name="Courier New" fo:font-weight="normal" style:font-weight-asian="normal" style:font-weight-complex="normal"/>
    </style:style>
    <style:style style:name="T6" style:family="text">
      <style:text-properties style:font-name="Courier New" fo:font-size="11pt" style:text-underline-style="none" fo:font-weight="normal" style:font-size-asian="11pt" style:font-weight-asian="normal" style:font-size-complex="11pt" style:font-weight-complex="normal"/>
    </style:style>
    <style:style style:name="T7" style:family="text">
      <style:text-properties style:font-name="Courier New" fo:font-size="11pt" fo:font-weight="normal" style:font-size-asian="11pt" style:font-weight-asian="normal" style:font-size-complex="11pt" style:font-weight-complex="normal"/>
    </style:style>
    <style:style style:name="T8" style:family="text">
      <style:text-properties style:font-name="Courier New" fo:font-size="22pt" fo:font-weight="normal" style:font-size-asian="22pt" style:font-weight-asian="normal" style:font-size-complex="22pt" style:font-weight-complex="normal"/>
    </style:style>
    <style:style style:name="T9" style:family="text">
      <style:text-properties style:font-name="Courier New" fo:font-size="24pt" fo:font-weight="normal" style:font-size-asian="24pt" style:font-weight-asian="normal" style:font-size-complex="24pt" style:font-weight-complex="normal"/>
    </style:style>
    <style:style style:name="T10" style:family="text">
      <style:text-properties style:font-name="Courier New" fo:font-size="24pt" fo:font-weight="normal" style:font-size-asian="24pt" style:font-weight-asian="normal" style:font-size-complex="24pt" style:font-weight-complex="normal"/>
    </style:style>
    <style:style style:name="T11" style:family="text">
      <style:text-properties style:text-underline-style="solid" style:text-underline-width="auto" style:text-underline-color="font-color"/>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weight="normal" style:font-size-asian="24pt" style:font-weight-asian="normal" style:font-size-complex="24pt"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Entornos de Programación</text:span><text:span text:style-name="T5"> </text:span><text:span text:style-name="T9">Descripción</text:span><text:span text:style-name="T9"> de cada entorno</text:span></text:p>
      <text:user-index text:style-name="Sect1" text:name="Definido por el usuario1">
        <text:user-index-source text:use-index-source-styles="true" text:index-name="User-Defined">
          <text:index-title-template text:style-name="User_20_Index_20_Heading">Índice </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s>
        </text:user-index-source>
        <text:index-body>
          <text:index-title text:style-name="Sect1" text:name="Definido por el usuario1_Head">
            <text:p text:style-name="P15">Índice </text:p>
          </text:index-title>
          <text:p text:style-name="P7">Java<text:tab/>3</text:p>
          <text:p text:style-name="P7">Python<text:tab/>3</text:p>
          <text:p text:style-name="P7">C/C++<text:tab/>4</text:p>
          <text:p text:style-name="P7">Javascript<text:tab/>4</text:p>
          <text:p text:style-name="P7">PHP<text:tab/>5</text:p>
        </text:index-body>
      </text:user-index>
      <text:p text:style-name="P4"/>
      <text:h text:style-name="P14" text:outline-level="2"><text:span text:style-name="T11">Java</text:span></text:h>
      <text:p text:style-name="P5">Java antes de serlo se llamó “OAK” y posteriormente “Green” pero ambos nombres fueron descartados. </text:p>
      <text:p text:style-name="P5">El objetivo de su creación era ser un lenguaje similar a C pero que se ejecutase en una máquina virtual propia. <text:span text:style-name="T3">El primer prototipo recibió el nombre de “hot java”</text:span>.</text:p>
      <text:p text:style-name="P5">Esta idea de crear un lenguaje de programación con una maquina virtual propia, permite que cualquier código escrito en java pueda ser ejecutado en cualquier sistema operativo en el que se instale “JRE”.</text:p>
      <text:p text:style-name="P5"/>
      <text:p text:style-name="P3"><text:span text:style-name="T4">Actualmente se estima que este es un lenguaje de programación usado por más de 4 millones de programadores y, está teniendo un enorme éxito en aplicaciones de smatphone y aplicaciones en servidor.</text:span></text:p>
      <text:p text:style-name="P5"/>
      <text:p text:style-name="P5"/>
      <text:p text:style-name="P5"/>
      <text:h text:style-name="P11" text:outline-level="2">Python</text:h>
      <text:p text:style-name="P5">Python surgió como un pasatiempo que pretendía darle continuidad a “ABC” (otro lenguaje de programación), éste pretendía ser el sucesor de Basic por lo que Python parte de la idea de ser un lenguaje de programación sencillo y fácil de aprender. Por ello, se emplea en diversos campos: desde aplicaciones hasta inteligencia artificial.</text:p>
      <text:p text:style-name="P5">Muchos programas famosos están desarrollados en python: Instagram, Dropbox, BitTorrent e incluso programas utilizados por la NASA.</text:p>
      <text:p text:style-name="P5"/>
      <text:p text:style-name="P5"/>
      <text:p text:style-name="P5"/>
      <text:h text:style-name="P12" text:outline-level="2"/>
      <text:h text:style-name="P13" text:outline-level="2">C/C++</text:h>
      <text:p text:style-name="P3">C surge como un lenguaje de programación orientado a la creación de sistemas operativos principalmente. Por ello, este es un lenguaje de nivel medio con características de un lenguaje de nivel bajo; gracias a esto no son necesarias muchas operaciones para traducir cada elemento del lenguaje, lo que hace que sea rápido de ejecutar.</text:p>
      <text:p text:style-name="P3">Este es un lenguaje compilado, pero cuenta con diversos compiladores en varios sistemas operativos.</text:p>
      <text:p text:style-name="P3">Desde sus inicios, han surgido diversas ramas de C, tales como “Objetive C” o “C++”</text:p>
      <text:p text:style-name="P3"/>
      <text:p text:style-name="P3"/>
      <text:h text:style-name="P11" text:outline-level="2">Javascript</text:h>
      <text:p text:style-name="P3">Javascript surgió de una rivalidad entre Netscape y Microsoft, ya que ambos competían por innovar en la creación de páginas Web.</text:p>
      <text:p text:style-name="P3">Este es un lenguaje interpretado y, gracias a sus orígenes en Microsoft (siendo implementado en el navegador por defecto), es compatible con la mayoría de navegadores modernos.</text:p>
      <text:p text:style-name="P3">Ya desde sus inicios, este lenguaje estaba orientado a su implementación en Internet por lo que hoy día se usa principalmente para embellecer el frontend de páginas web para el usuario o para la gestión de información DB-Web.</text:p>
      <text:h text:style-name="P13" text:outline-level="2">PHP</text:h>
      <text:p text:style-name="Text_20_body"><text:span text:style-name="T6">PHP nace a manos de un programador amateur que quería contar las visitas que recibía su Currículum Vitae, por ello desde el minuto 1 este ha sido un lenguaje orientado al diseño Web.</text:span></text:p>
      <text:p text:style-name="P6"><text:span text:style-name="T7">Estas primeras versiones fueron desarrolladas en C y tuvieron el nombre de FI (Form Interpreter)</text:span></text:p>
      <text:p text:style-name="P9">Gracias al PHP, las páginas web han visto una mejoría al pasar de HTML (donde se necesitaban muchos comandos) a PHP, que permite crear scripts incrustados en las “etiquetas especiales de comienzo y final” (&lt;?php ?&gt;).</text:p>
      <text:p text:style-name="P9">El lenguaje está orientado principalmente para scripts del dado del servidor aunque también puede usarse para códigos de ejecución automática.</text:p>
      <text:p text:style-name="P10">En la actualidad hay mas de 5 millones de servidores que usan PHP</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Times New Romans" svg:font-family="'Times New Romans'" style:font-adornments="Normal"/>
    <style:font-face style:name="FreeSans1" svg:font-family="FreeSans" style:font-family-generic="swiss"/>
    <style:font-face style:name="Courier New" svg:font-family="'Courier New'" style:font-family-generic="modern" style:font-pitch="fixed"/>
    <style:font-face style:name="Alfios" svg:font-family="Alfios" style:font-pitch="variable"/>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style:shadow="none" text:number-lines="false" text:line-number="0"/>
      <style:text-properties style:font-name="Times New Romans" fo:font-family="'Times New Romans'" style:font-style-name="Normal" fo:font-size="16pt" fo:font-weight="normal" style:font-size-asian="16pt" style:font-weight-asian="normal" style:font-size-complex="16pt" style:font-weight-complex="60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333333" style:font-name="Caladea" fo:font-size="10pt" style:font-size-asian="10pt" style:font-size-complex="10pt"/>
    </style:style>
    <style:style style:name="MP2" style:family="paragraph" style:parent-style-name="Footer">
      <style:paragraph-properties fo:text-align="end" style:justify-single-word="false"/>
      <style:text-properties fo:color="#333333" style:font-name="Alfio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iego Recio Sánchez - DW1E</text:p>
      </style:header>
      <style:footer>
        <text:p text:style-name="MP2">Página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6:31:20.673778134</meta:creation-date>
    <dc:date>2019-09-26T16:44:41.791641696</dc:date>
    <meta:editing-duration>PT37M59S</meta:editing-duration>
    <meta:editing-cycles>6</meta:editing-cycles>
    <meta:generator>LibreOffice/6.0.7.3$Linux_X86_64 LibreOffice_project/00m0$Build-3</meta:generator>
    <meta:document-statistic meta:table-count="0" meta:image-count="0" meta:object-count="0" meta:page-count="5" meta:paragraph-count="31" meta:word-count="496" meta:character-count="3030" meta:non-whitespace-character-count="2563"/>
  </office:meta>
</office:document-meta>
</file>